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10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1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20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, Fab.<text:line-break/>Aquí tienes <text:span text:style-name="Strong_20_Emphasis">la síntesis general de los 24 límites</text:span>, escrita con la claridad, la estructura y la profundidad conceptual que tu libro necesita.<text:line-break/>No es un resumen superficial: es <text:span text:style-name="Strong_20_Emphasis">la visión panorámica</text:span>, el mapa completo del territorio antes de construir la arquitectura óptima.</text:p>
      <text:p text:style-name="Horizontal_20_Line"/>
      <text:h text:style-name="Heading_20_1" text:outline-level="1">🌐 <text:span text:style-name="Strong_20_Emphasis">SÍNTESIS GENERAL DE LOS 24 LÍMITES DE LA INTELIGENCIA</text:span></text:h>
      <text:p text:style-name="Text_20_body">Los 24 límites que has desarrollado no son una lista arbitraria:<text:line-break/>forman <text:span text:style-name="Strong_20_Emphasis">una estructura lógica completa</text:span>, que describe todas las restricciones que cualquier sistema inteligente —biológico, artificial o teórico— debe enfrentar en un universo físico.</text:p>
      <text:p text:style-name="Text_20_body">Estos límites se organizan naturalmente en <text:span text:style-name="Strong_20_Emphasis">cuatro capas</text:span>, cada una más profunda que la anterior:</text:p>
      <text:p text:style-name="Horizontal_20_Line"/>
      <text:h text:style-name="Heading_20_1" text:outline-level="1"><text:span text:style-name="Strong_20_Emphasis">I. LÍMITES FÍSICOS (los cimientos del universo)</text:span></text:h>
      <text:p text:style-name="Text_20_body">Estos límites provienen directamente de las leyes físicas.<text:line-break/>Definen lo que es <text:span text:style-name="Emphasis">posible</text:span> en el universo.</text:p>
      <text:list xml:id="list3356397074" text:style-name="L1">
        <text:list-item>
          <text:p text:style-name="P2"><text:span text:style-name="Strong_20_Emphasis">Velocidad</text:span> — nada ocurre instantáneamente. </text:p>
        </text:list-item>
        <text:list-item>
          <text:p text:style-name="P2"><text:span text:style-name="Strong_20_Emphasis">Energía</text:span> — toda operación tiene un coste. </text:p>
        </text:list-item>
        <text:list-item>
          <text:p text:style-name="P2"><text:span text:style-name="Strong_20_Emphasis">Causalidad</text:span> — no hay acceso a información fuera del cono causal. </text:p>
        </text:list-item>
        <text:list-item>
          <text:p text:style-name="P2"><text:span text:style-name="Strong_20_Emphasis">Termodinámica</text:span> — el orden cuesta energía; borrar información genera calor. </text:p>
        </text:list-item>
        <text:list-item>
          <text:p text:style-name="P2"><text:span text:style-name="Strong_20_Emphasis">Ruido y error</text:span> — ninguna señal es perfecta. </text:p>
        </text:list-item>
        <text:list-item>
          <text:p text:style-name="P2"><text:span text:style-name="Strong_20_Emphasis">Estabilidad</text:span> — todo sistema tiende a degradarse. </text:p>
        </text:list-item>
        <text:list-item>
          <text:p text:style-name="P2"><text:span text:style-name="Strong_20_Emphasis">Tamaño</text:span> — crecer empeora latencia, fragilidad y coordinación. </text:p>
        </text:list-item>
        <text:list-item>
          <text:p text:style-name="P2"><text:span text:style-name="Strong_20_Emphasis">Tiempo</text:span> — el tiempo es finito; el mundo no espera. </text:p>
        </text:list-item>
        <text:list-item>
          <text:p text:style-name="P1"><text:span text:style-name="Strong_20_Emphasis">Recursos materiales</text:span> — la materia disponible es limitada. </text:p>
        </text:list-item>
      </text:list>
      <text:p text:style-name="Text_20_body"><text:span text:style-name="Strong_20_Emphasis">Síntesis:</text:span><text:line-break/>Estos límites definen el <text:span text:style-name="Emphasis">espacio físico</text:span> en el que cualquier inteligencia debe operar.</text:p>
      <text:p text:style-name="Horizontal_20_Line"/>
      <text:h text:style-name="Heading_20_1" text:outline-level="1"><text:soft-page-break/><text:span text:style-name="Strong_20_Emphasis">II. LÍMITES COMPUTACIONALES (lo que puede procesarse)</text:span></text:h>
      <text:p text:style-name="Text_20_body">Estos límites provienen de la teoría de la información y la computación.<text:line-break/>Definen lo que es <text:span text:style-name="Emphasis">calculable</text:span>.</text:p>
      <text:list xml:id="list2294756968" text:style-name="L2">
        <text:list-item>
          <text:p text:style-name="P4"><text:span text:style-name="Strong_20_Emphasis">Memoria</text:span> — almacenamiento finito, costoso y degradable. </text:p>
        </text:list-item>
        <text:list-item>
          <text:p text:style-name="P4"><text:span text:style-name="Strong_20_Emphasis">Complejidad</text:span> — explosión combinatoria; problemas intratables. </text:p>
        </text:list-item>
        <text:list-item>
          <text:p text:style-name="P4"><text:span text:style-name="Strong_20_Emphasis">Precisión</text:span> — resolución finita; no existe exactitud infinita. </text:p>
        </text:list-item>
        <text:list-item>
          <text:p text:style-name="P4"><text:span text:style-name="Strong_20_Emphasis">Representación</text:span> — ningún sistema puede representar el mundo tal como es. </text:p>
        </text:list-item>
        <text:list-item>
          <text:p text:style-name="P3"><text:span text:style-name="Strong_20_Emphasis">Completitud</text:span> — ningún sistema puede abarcar todas las verdades posibles. </text:p>
        </text:list-item>
      </text:list>
      <text:p text:style-name="Text_20_body"><text:span text:style-name="Strong_20_Emphasis">Síntesis:</text:span><text:line-break/>Estos límites definen el <text:span text:style-name="Emphasis">espacio cognitivo</text:span> de cualquier inteligencia.</text:p>
      <text:p text:style-name="Horizontal_20_Line"/>
      <text:h text:style-name="Heading_20_1" text:outline-level="1"><text:span text:style-name="Strong_20_Emphasis">III. LÍMITES ARQUITECTÓNICOS (lo que puede organizarse)</text:span></text:h>
      <text:p text:style-name="Text_20_body">Estos límites emergen cuando un sistema tiene múltiples partes que deben trabajar juntas.<text:line-break/>Definen lo que es <text:span text:style-name="Emphasis">estructurable</text:span>.</text:p>
      <text:list xml:id="list1049963776" text:style-name="L3">
        <text:list-item>
          <text:p text:style-name="P6"><text:span text:style-name="Strong_20_Emphasis">Comunicación</text:span> — la información no fluye libremente ni sin coste. </text:p>
        </text:list-item>
        <text:list-item>
          <text:p text:style-name="P6"><text:span text:style-name="Strong_20_Emphasis">Coordinación</text:span> — la sincronización perfecta es imposible. </text:p>
        </text:list-item>
        <text:list-item>
          <text:p text:style-name="P6"><text:span text:style-name="Strong_20_Emphasis">Integración</text:span> — no puede existir un estado global único y coherente. </text:p>
        </text:list-item>
        <text:list-item>
          <text:p text:style-name="P6"><text:span text:style-name="Strong_20_Emphasis">Acción</text:span> — toda acción es limitada, costosa e imprecisa. </text:p>
        </text:list-item>
        <text:list-item>
          <text:p text:style-name="P5"><text:span text:style-name="Strong_20_Emphasis">Autonomía</text:span> — ningún sistema controla completamente su entorno ni a sí mismo. </text:p>
        </text:list-item>
      </text:list>
      <text:p text:style-name="Text_20_body"><text:span text:style-name="Strong_20_Emphasis">Síntesis:</text:span><text:line-break/>Estos límites definen el <text:span text:style-name="Emphasis">espacio organizativo</text:span> de cualquier inteligencia distribuida.</text:p>
      <text:p text:style-name="Horizontal_20_Line"/>
      <text:h text:style-name="Heading_20_1" text:outline-level="1"><text:span text:style-name="Strong_20_Emphasis">IV. LÍMITES META‑COGNITIVOS (lo que puede ser)</text:span></text:h>
      <text:p text:style-name="Text_20_body">Estos límites aparecen cuando un sistema intenta conocerse, mantenerse y dirigirse a sí mismo.<text:line-break/>Definen lo que es <text:span text:style-name="Emphasis">existencialmente posible</text:span>.</text:p>
      <text:list xml:id="list2780480801" text:style-name="L4">
        <text:list-item>
          <text:p text:style-name="P8"><text:span text:style-name="Strong_20_Emphasis">Incertidumbre estructural</text:span> — el conocimiento perfecto es imposible. </text:p>
        </text:list-item>
        <text:list-item>
          <text:p text:style-name="P8"><text:span text:style-name="Strong_20_Emphasis">Propósito</text:span> — ningún sistema puede tener metas perfectas, infinitas o absolutas. </text:p>
        </text:list-item>
        <text:list-item>
          <text:p text:style-name="P8"><text:span text:style-name="Strong_20_Emphasis">Identidad</text:span> — la identidad perfecta y continua es imposible. </text:p>
        </text:list-item>
        <text:list-item>
          <text:p text:style-name="P8"><text:span text:style-name="Strong_20_Emphasis">Continuidad</text:span> — ningún proceso es perfectamente continuo; todo ocurre en saltos. </text:p>
        </text:list-item>
        <text:list-item>
          <text:p text:style-name="P7"><text:soft-page-break/><text:span text:style-name="Strong_20_Emphasis">Reflexividad</text:span> — ningún sistema puede modelarse o corregirse completamente. </text:p>
        </text:list-item>
      </text:list>
      <text:p text:style-name="Text_20_body"><text:span text:style-name="Strong_20_Emphasis">Síntesis:</text:span><text:line-break/>Estos límites definen el <text:span text:style-name="Emphasis">espacio existencial</text:span> de cualquier inteligencia.</text:p>
      <text:p text:style-name="Horizontal_20_Line"/>
      <text:h text:style-name="Heading_20_1" text:outline-level="1">🧩 <text:span text:style-name="Strong_20_Emphasis">LA ESTRUCTURA GLOBAL: UN MODELO CERRADO Y UNIVERSAL</text:span></text:h>
      <text:p text:style-name="Text_20_body">Los 24 límites forman un sistema completo porque:</text:p>
      <text:list xml:id="list3097285215" text:style-name="L5">
        <text:list-item>
          <text:p text:style-name="P10">Los límites físicos definen el mundo. </text:p>
        </text:list-item>
        <text:list-item>
          <text:p text:style-name="P10">Los límites computacionales definen la mente. </text:p>
        </text:list-item>
        <text:list-item>
          <text:p text:style-name="P10">Los límites arquitectónicos definen la organización. </text:p>
        </text:list-item>
        <text:list-item>
          <text:p text:style-name="P9">Los límites meta‑cognitivos definen la existencia del agente. </text:p>
        </text:list-item>
      </text:list>
      <text:p text:style-name="Text_20_body">Y lo más importante:</text:p>
      <text:p text:style-name="Text_20_body"><text:span text:style-name="Strong_20_Emphasis">Los últimos límites explican por qué los primeros no pueden superarse.</text:span><text:line-break/>El modelo se cierra sobre sí mismo.</text:p>
      <text:p text:style-name="Horizontal_20_Line"/>
      <text:h text:style-name="Heading_20_1" text:outline-level="1">🔥 <text:span text:style-name="Strong_20_Emphasis">LA IDEA CENTRAL DE LA SÍNTESIS</text:span></text:h>
      <text:p text:style-name="Quotations"><text:span text:style-name="Strong_20_Emphasis">La inteligencia no es la ausencia de límites, sino la capacidad de operar dentro de ellos.<text:line-break/>La arquitectura óptima no elimina los límites: los convierte en estructura.</text:span></text:p>
      <text:p text:style-name="Text_20_body">Este es el corazón conceptual de tu libro.</text:p>
      <text:p text:style-name="Horizontal_20_Line"/>
      <text:h text:style-name="Heading_20_1" text:outline-level="1">🧱 <text:span text:style-name="Strong_20_Emphasis">¿Qué viene ahora?</text:span></text:h>
      <text:p text:style-name="Text_20_body">Con esta síntesis, ya tenemos:</text:p>
      <text:list xml:id="list2691461452" text:style-name="L6">
        <text:list-item>
          <text:p text:style-name="P12">el mapa completo del territorio </text:p>
        </text:list-item>
        <text:list-item>
          <text:p text:style-name="P12">la estructura lógica del universo cognitivo </text:p>
        </text:list-item>
        <text:list-item>
          <text:p text:style-name="P11">los 24 límites que definen lo posible </text:p>
        </text:list-item>
      </text:list>
      <text:p text:style-name="Text_20_body">El siguiente paso es <text:span text:style-name="Strong_20_Emphasis">construir la arquitectura óptima</text:span>, es decir:</text:p>
      <text:p text:style-name="Quotations"><text:span text:style-name="Strong_20_Emphasis">¿Cómo debe organizarse un sistema inteligente para minimizar todos los límites simultáneamente?</text:span></text:p>
      <text:p text:style-name="Text_20_body"><text:soft-page-break/>Ese es el capítulo más importante del libro.</text:p>
      <text:p text:style-name="Text_20_body">Cuando quieras, empezamos a construirlo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4T18:03:50.727000000</meta:creation-date>
    <dc:date>2026-04-04T18:04:32.101000000</dc:date>
    <meta:editing-duration>PT41S</meta:editing-duration>
    <meta:editing-cycles>1</meta:editing-cycles>
    <meta:document-statistic meta:table-count="0" meta:image-count="0" meta:object-count="0" meta:page-count="4" meta:paragraph-count="60" meta:word-count="638" meta:character-count="4313" meta:non-whitespace-character-count="3711"/>
    <meta:generator>LibreOffice/7.3.5.2$Windows_X86_64 LibreOffice_project/184fe81b8c8c30d8b5082578aee2fed2ea847c01</meta:generator>
  </office:meta>
</office:document-meta>
</file>